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20000027F4419FFD8204D5E9A.jpg" manifest:media-type="image/jpeg"/>
  <manifest:file-entry manifest:full-path="Pictures/100000000000047E000002C1F0DF4850AD179042.jpg" manifest:media-type="image/jpeg"/>
  <manifest:file-entry manifest:full-path="Pictures/1000000000000400000002DD94D103DC38DE689F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626b"/>
    </style:style>
    <style:style style:name="P2" style:family="paragraph" style:parent-style-name="Standard">
      <style:text-properties officeooo:rsid="0004626b" officeooo:paragraph-rsid="0004626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ina Jamison<text:line-break/>Program 2 Part 1</text:p>
      <text:p text:style-name="P2"/>
      <text:p text:style-name="P1"><draw:frame draw:style-name="fr1" draw:name="Image1" text:anchor-type="char" svg:width="6.9252in" svg:height="4.2453in" draw:z-index="0"><draw:image xlink:href="Pictures/100000000000047E000002C1F0DF4850AD179042.jpg" xlink:type="simple" xlink:show="embed" xlink:actuate="onLoad" draw:mime-type="image/jpeg"/></draw:frame><text:tab/></text:p>
      <text:p text:style-name="P1"/>
      <text:p text:style-name="P1"/>
      <text:p text:style-name="P1"><draw:frame draw:style-name="fr2" draw:name="Image2" text:anchor-type="char" svg:width="6.9252in" svg:height="3.9437in" draw:z-index="1"><draw:image xlink:href="Pictures/10000000000004620000027F4419FFD8204D5E9A.jpg" xlink:type="simple" xlink:show="embed" xlink:actuate="onLoad" draw:mime-type="image/jpeg"/></draw:frame><text:soft-page-break/><text:tab/></text:p>
      <text:p text:style-name="P1"><draw:frame draw:style-name="fr1" draw:name="Image3" text:anchor-type="char" svg:width="6.9252in" svg:height="4.9571in" draw:z-index="2"><draw:image xlink:href="Pictures/1000000000000400000002DD94D103DC38DE689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amie Jamison</meta:initial-creator>
    <meta:creation-date>2021-10-23T10:55:59.609000000</meta:creation-date>
    <dc:date>2021-10-23T11:47:44.983000000</dc:date>
    <dc:creator>Jamie Jamison</dc:creator>
    <meta:editing-duration>PT51M45S</meta:editing-duration>
    <meta:editing-cycles>3</meta:editing-cycles>
    <meta:generator>LibreOffice/7.1.6.2$Windows_X86_64 LibreOffice_project/0e133318fcee89abacd6a7d077e292f1145735c3</meta:generator>
    <meta:document-statistic meta:table-count="0" meta:image-count="3" meta:object-count="0" meta:page-count="2" meta:paragraph-count="3" meta:word-count="6" meta:character-count="31" meta:non-whitespace-character-count="24"/>
  </office:meta>
</office:document-meta>
</file>